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2C000000DFCAF002EA.png" manifest:media-type="image/png"/>
  <manifest:file-entry manifest:full-path="Pictures/100000000000020600000235C24A7E23.png" manifest:media-type="image/png"/>
  <manifest:file-entry manifest:full-path="Pictures/100000000000019F000001768C8B60BF.png" manifest:media-type="image/png"/>
  <manifest:file-entry manifest:full-path="Pictures/10000000000002A0000001DC7D1D7011.png" manifest:media-type="image/png"/>
  <manifest:file-entry manifest:full-path="Pictures/10000000000001670000009169A8AD4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230c9" officeooo:paragraph-rsid="001230c9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1</text:p>
      <text:p text:style-name="Standard"/>
      <text:p text:style-name="Standard"><draw:frame draw:style-name="fr1" draw:name="Image2" text:anchor-type="paragraph" svg:x="1.4992in" svg:y="0.0228in" svg:width="3.7398in" svg:height="1.5102in" draw:z-index="1"><draw:image xlink:href="Pictures/10000000000001670000009169A8AD4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Assignment 2</text:p>
      <text:p text:style-name="Standard"><draw:frame draw:style-name="fr1" draw:name="Image1" text:anchor-type="paragraph" svg:x="-0.1228in" svg:y="0.0138in" svg:width="6.9252in" svg:height="4.9047in" draw:z-index="0"><draw:image xlink:href="Pictures/10000000000002A0000001DC7D1D701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1">Assignment 3</text:p>
      <text:p text:style-name="Standard"/>
      <text:p text:style-name="Standard"><draw:frame draw:style-name="fr1" draw:name="Image3" text:anchor-type="paragraph" svg:x="1.1035in" svg:y="0.1228in" svg:width="4.3228in" svg:height="3.8957in" draw:z-index="4"><draw:image xlink:href="Pictures/100000000000019F000001768C8B60B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Assignment 4</text:p>
      <text:p text:style-name="Standard"><draw:frame draw:style-name="fr1" draw:name="Image4" text:anchor-type="paragraph" svg:x="0.7126in" svg:y="0.098in" svg:width="4.7453in" svg:height="4.5543in" draw:z-index="2"><draw:image xlink:href="Pictures/100000000000020600000235C24A7E2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Assignment 5</text:p>
      <text:p text:style-name="Standard"/>
      <text:p text:style-name="Standard"/>
      <text:p text:style-name="Standard"><draw:frame draw:style-name="fr1" draw:name="Image5" text:anchor-type="paragraph" svg:x="1.9728in" svg:y="0.6252in" svg:width="3.1252in" svg:height="2.3228in" draw:z-index="3"><draw:image xlink:href="Pictures/100000000000012C000000DFCAF002E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ar" style:country-complex="EG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ar" style:country-complex="EG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9T12:19:46.363339768</meta:creation-date>
    <dc:date>2014-12-29T12:27:47.349992589</dc:date>
    <meta:editing-duration>P0D</meta:editing-duration>
    <meta:editing-cycles>1</meta:editing-cycles>
    <meta:document-statistic meta:table-count="0" meta:image-count="5" meta:object-count="0" meta:page-count="3" meta:paragraph-count="5" meta:word-count="10" meta:character-count="60" meta:non-whitespace-character-count="55"/>
    <meta:generator>LibreOffice/4.2.7.2$Linux_X86_64 LibreOffice_project/420m0$Build-2</meta:generator>
  </office:meta>
</office:document-meta>
</file>